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47BB16DBB31151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2.45cm"/>
    </style:style>
    <style:style style:name="gr3" style:family="graphic" style:parent-style-name="standard" style:list-style-name="L1">
      <style:graphic-properties draw:stroke="solid" svg:stroke-width="0.028cm" svg:stroke-color="#fae05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Malgun Gothic"/>
    </style:style>
    <style:style style:name="P3" style:family="paragraph">
      <loext:graphic-properties draw:fill="none" draw:fill-color="#ffffff"/>
      <style:text-properties style:font-name="Malgun Gothic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algun Goth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0.559cm" svg:height="2.9cm" svg:x="-0.059cm" svg:y="0.8cm">
          <draw:image xlink:href="Pictures/1000000000000A610000017747BB16DBB311518C.jpg" xlink:type="simple" xlink:show="embed" xlink:actuate="onLoad" loext:mime-type="image/jpeg">
            <text:p/>
          </draw:image>
        </draw:frame>
        <draw:frame draw:style-name="gr2" draw:text-style-name="P3" draw:layer="layout" svg:width="19cm" svg:height="22.7cm" svg:x="1cm" svg:y="6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65"/></text:span><text:span text:style-name="T1">IC - 2018.2</text:span></text:p>
          </draw:text-box>
        </draw:frame>
        <draw:custom-shape draw:style-name="gr3" draw:text-style-name="P4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15.1cm" svg:height="1.6cm" svg:x="0.957cm" svg:y="3.928cm">
          <draw:text-box>
            <text:p text:style-name="P5"><text:span text:style-name="T2">Eu sou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25:56.002000000</dc:date>
    <meta:editing-duration>PT8M13S</meta:editing-duration>
    <meta:editing-cycles>3</meta:editing-cycles>
    <meta:generator>LibreOffice/6.1.0.3$Windows_X86_64 LibreOffice_project/efb621ed25068d70781dc026f7e9c5187a4decd1</meta:generator>
    <meta:document-statistic meta:object-count="4"/>
  </office:meta>
</office:document-meta>
</file>